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deb77" officeooo:paragraph-rsid="000deb77" style:font-size-asian="24pt" style:font-size-complex="24pt"/>
    </style:style>
    <style:style style:name="P2" style:family="paragraph" style:parent-style-name="Standard">
      <style:text-properties fo:font-size="14pt" officeooo:rsid="000deb77" officeooo:paragraph-rsid="000deb77" style:font-size-asian="12.25pt" style:font-size-complex="14pt"/>
    </style:style>
    <style:style style:name="P3" style:family="paragraph" style:parent-style-name="Standard">
      <style:text-properties fo:font-size="14pt" officeooo:rsid="0014bb8d" officeooo:paragraph-rsid="000deb77" style:font-size-asian="12.25pt" style:font-size-complex="14pt"/>
    </style:style>
    <style:style style:name="P4" style:family="paragraph" style:parent-style-name="Standard">
      <style:text-properties fo:font-size="14pt" officeooo:rsid="0014bb8d" officeooo:paragraph-rsid="0014bb8d" style:font-size-asian="12.25pt" style:font-size-complex="14pt"/>
    </style:style>
    <style:style style:name="P5" style:family="paragraph" style:parent-style-name="Standard">
      <style:text-properties fo:font-size="14pt" officeooo:rsid="0015c95b" officeooo:paragraph-rsid="0015c95b" style:font-size-asian="12.25pt" style:font-size-complex="14pt"/>
    </style:style>
    <style:style style:name="P6" style:family="paragraph" style:parent-style-name="Standard">
      <style:text-properties fo:font-size="14pt" officeooo:rsid="00190902" officeooo:paragraph-rsid="00190902" style:font-size-asian="12.25pt" style:font-size-complex="14pt"/>
    </style:style>
    <style:style style:name="P7" style:family="paragraph" style:parent-style-name="Standard">
      <style:text-properties fo:font-size="14pt" officeooo:rsid="00111347" officeooo:paragraph-rsid="00111347" style:font-size-asian="12.25pt" style:font-size-complex="14pt"/>
    </style:style>
    <style:style style:name="P8" style:family="paragraph" style:parent-style-name="Standard">
      <style:text-properties fo:font-size="14pt" officeooo:rsid="000fc95a" officeooo:paragraph-rsid="000fc95a" style:font-size-asian="12.25pt" style:font-size-complex="14pt"/>
    </style:style>
    <style:style style:name="P9" style:family="paragraph" style:parent-style-name="Standard">
      <style:text-properties fo:color="#ce181e" fo:font-size="14pt" officeooo:rsid="001ca5f7" officeooo:paragraph-rsid="001ca5f7" style:font-size-asian="12.25pt" style:font-size-complex="14pt"/>
    </style:style>
    <style:style style:name="P10" style:family="paragraph">
      <loext:graphic-properties draw:fill-color="#000000"/>
      <style:paragraph-properties fo:text-align="center"/>
    </style:style>
    <style:style style:name="T1" style:family="text">
      <style:text-properties officeooo:rsid="000fc95a"/>
    </style:style>
    <style:style style:name="T2" style:family="text">
      <style:text-properties officeooo:rsid="0015c95b"/>
    </style:style>
    <style:style style:name="T3" style:family="text">
      <style:text-properties officeooo:rsid="0017ae2d"/>
    </style:style>
    <style:style style:name="T4" style:family="text">
      <style:text-properties officeooo:rsid="0017e652"/>
    </style:style>
    <style:style style:name="T5" style:family="text">
      <style:text-properties officeooo:rsid="00190902"/>
    </style:style>
    <style:style style:name="T6" style:family="text">
      <style:text-properties officeooo:rsid="001921cd"/>
    </style:style>
    <style:style style:name="T7" style:family="text">
      <style:text-properties officeooo:rsid="001c7022"/>
    </style:style>
    <style:style style:name="T8" style:family="text">
      <style:text-properties fo:color="#ce181e"/>
    </style:style>
    <style:style style:name="T9" style:family="text">
      <style:text-properties fo:color="#ce181e" officeooo:rsid="0017ae2d"/>
    </style:style>
    <style:style style:name="T10" style:family="text">
      <style:text-properties officeooo:rsid="001d1fa7"/>
    </style:style>
    <style:style style:name="T11" style:family="text">
      <style:text-properties officeooo:rsid="001e326b"/>
    </style:style>
    <style:style style:name="gr1" style:family="graphic">
      <style:graphic-properties draw:marker-end="Arrowheads_20_1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heads_20_2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VERVIEW ON CI/<text:span text:style-name="T11">CD</text:span></text:p>
      <text:p text:style-name="P2"/>
      <text:p text:style-name="P2">CI/<text:span text:style-name="T11">CD</text:span> stands for Continuous Integration/Continuous Deployment</text:p>
      <text:p text:style-name="P2"/>
      <text:p text:style-name="P2">What is CI/CD? Why do we go for CI/CD?</text:p>
      <text:p text:style-name="P2"/>
      <text:p text:style-name="P2">Two <text:span text:style-name="T1">approaches</text:span> to do CI/CD in gitlab?</text:p>
      <text:p text:style-name="P2"/>
      <text:p text:style-name="P8">What is pipeline?</text:p>
      <text:p text:style-name="P7"/>
      <text:p text:style-name="P3"/>
      <text:p text:style-name="P4"><text:s text:c="2"/><text:span text:style-name="T9">Flow</text:span><text:span text:style-name="T8"> </text:span><text:s text:c="55"/></text:p>
      <text:p text:style-name="P4"/>
      <text:p text:style-name="P4">High Level Design(Business Analyst)</text:p>
      <text:p text:style-name="P4"/>
      <text:p text:style-name="P4">Plan,Design,Development of code(implementation of code),Build using (maven or gradle),Code Analysis,Test,Package,Deploy(production server),Operations,Monitor----(<text:span text:style-name="T2">CI to CD</text:span>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Flow</text:p>
      <text:p text:style-name="P5"/>
      <text:p text:style-name="P5">STLC(Software Testing Life Cycle)</text:p>
      <text:p text:style-name="P5"><text:s text:c="4"/>|</text:p>
      <text:p text:style-name="P5">S/W bidding-------------C.E.O -------Client</text:p>
      <text:p text:style-name="P5"><text:s text:c="3"/>|</text:p>
      <text:p text:style-name="P5">P.I note------PM</text:p>
      <text:p text:style-name="P5"><text:s text:c="3"/>|</text:p>
      <text:p text:style-name="P5">Requirement Gathering----BA/SA</text:p>
      <text:p text:style-name="P5"><text:s text:c="12"/>BRS/SRS</text:p>
      <text:p text:style-name="P5"/>
      <text:p text:style-name="P5"/>
      <text:p text:style-name="P5">Development <text:s text:c="72"/>Testing</text:p>
      <text:p text:style-name="P5"><text:s text:c="3"/>Process <text:s text:c="79"/>Process</text:p>
      <text:p text:style-name="P5"><text:s text:c="8"/>| <text:s text:c="89"/>|</text:p>
      <text:p text:style-name="P5">Understanding Development <text:s text:c="48"/>Test Planning--<text:span text:style-name="T4">Test Strategy <text:s text:c="29"/></text:span><text:s text:c="27"/></text:p>
      <text:p text:style-name="P5">Requirement <text:s text:c="102"/><text:span text:style-name="T4">(TM/PM)</text:span></text:p>
      <text:p text:style-name="P5"><text:s text:c="117"/>--<text:span text:style-name="T4">Test Plan(TL)</text:span></text:p>
      <text:p text:style-name="P5"><text:s text:c="8"/><text:span text:style-name="T4">| <text:s text:c="89"/>|</text:span></text:p>
      <text:p text:style-name="P5"><text:span text:style-name="T4"><text:s text:c="5"/>Plan <text:s text:c="81"/>Test Analyzing(FRS/use case)</text:span></text:p>
      <text:p text:style-name="P5"><text:s text:c="121"/><text:span text:style-name="T5">|__RCN</text:span></text:p>
      <text:p text:style-name="P5"><text:s text:c="5"/><text:span text:style-name="T5">| <text:s text:c="99"/>|</text:span></text:p>
      <text:p text:style-name="P6">Design <text:s text:c="84"/>Test Design(T.S/T.C)--RTM</text:p>
      <text:p text:style-name="P6"><text:s text:c="5"/>| <text:s text:c="98"/><text:span text:style-name="T6">|</text:span></text:p>
      <text:p text:style-name="P6"><draw:line text:anchor-type="paragraph" draw:z-index="0" draw:name="Shape2" draw:style-name="gr1" draw:text-style-name="P10" svg:x1="5.1291in" svg:y1="0.4181in" svg:x2="2.5146in" svg:y2="0.4181in"><text:p/></draw:line><draw:line text:anchor-type="paragraph" draw:z-index="1" draw:name="Shape1" draw:style-name="gr2" draw:text-style-name="P10" svg:x1="0.2646in" svg:y1="0.4283in" svg:x2="2.2854in" svg:y2="0.4492in"><text:p/></draw:line><draw:line text:anchor-type="paragraph" draw:z-index="2" draw:name="Shape3" draw:style-name="gr2" draw:text-style-name="P10" svg:x1="2.3583in" svg:y1="0.4283in" svg:x2="2.3583in" svg:y2="0.9594in"><text:p/></draw:line>Coding <text:s text:c="86"/><text:span text:style-name="T6">Test Environment</text:span><text:line-break/> <text:s text:c="4"/><text:span text:style-name="T6">| <text:s text:c="18"/>Build <text:s text:c="70"/>|</text:span></text:p>
      <text:p text:style-name="P5"/>
      <text:p text:style-name="P5"><text:s text:c="3"/><text:span text:style-name="T7">White Box</text:span></text:p>
      <text:p text:style-name="P5"><text:s text:c="6"/><text:span text:style-name="T7">Unit <text:s text:c="27"/>Test Execution</text:span></text:p>
      <text:p text:style-name="P5"><text:s text:c="6"/><text:span text:style-name="T7">Integration <text:s text:c="36"/>(Expected =Actual)</text:span></text:p>
      <text:p text:style-name="P4"><text:s text:c="65"/><text:span text:style-name="T7">TC <text:s text:c="10"/>Build</text:span></text:p>
      <text:p text:style-name="P4"><text:s text:c="74"/><text:span text:style-name="T7">|</text:span></text:p>
      <text:p text:style-name="P4"><text:s text:c="65"/><text:span text:style-name="T7">Defect Reporting</text:span></text:p>
      <text:p text:style-name="P4"><text:s text:c="74"/><text:span text:style-name="T7">|</text:span></text:p>
      <text:p text:style-name="P4"><text:s text:c="67"/><text:span text:style-name="T7">Sign Off(Test Closing)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heads_20_1" draw:display-name="Arrowheads 1" svg:viewBox="0 0 1013 1130" svg:d="M1009 1050l-449-1008-22-30-29-12-34 12-21 26-449 1012-5 13v8l5 21 12 21 17 13 21 4h903l21-4 21-13 9-21 4-21v-8z"/>
    <draw:marker draw:name="Arrowheads_20_2" draw:display-name="Arrowheads 2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8:52:35.557355255</meta:creation-date>
    <dc:date>2020-04-23T23:37:22.097466719</dc:date>
    <meta:editing-duration>PT4H34M32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3" meta:paragraph-count="38" meta:word-count="122" meta:character-count="2722" meta:non-whitespace-character-count="784"/>
  </office:meta>
</office:document-meta>
</file>